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 table:number-columns-repeated="4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r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</text:p>
          </table:table-cell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 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 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 </text:p>
          </table:table-cell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 </text:p>
          </table:table-cell>
          <table:table-cell/>
          <table:table-cell table:style-name="ce3" office:value-type="string" calcext:value-type="string">
            <text:p>Hans Egli. 1990. Paiwangrammatik. Wiesbaden: Otto Harrassowitz. xi+349pp. </text:p>
          </table:table-cell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 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 </text:p>
          </table:table-cell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 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 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 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 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 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 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 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 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 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 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 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 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 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 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 </text:p>
          </table:table-cell>
          <table:table-cell table:style-name="ce3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 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 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 </text:p>
          </table:table-cell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 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 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 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 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 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 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 </text:p>
          </table:table-cell>
          <table:table-cell/>
          <table:table-cell office:value-type="string" calcext:value-type="string">
            <text:p>Outi Vesakosky</text:p>
          </table:table-cell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Capell, A. The Regulation of Marriage in Epi and Nguna. <text:s/>Man Vol. 38 (May, 1938), pp. 78-79 </text:p>
          </table:table-cell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 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 </text:p>
          </table:table-cell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 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 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 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 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ae1237</text:p>
          </table:table-cell>
          <table:table-cell office:value-type="string" calcext:value-type="string">
            <text:p>Emae (Mae) 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 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 </text:p>
          </table:table-cell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 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 </text:p>
          </table:table-cell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 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 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 </text:p>
          </table:table-cell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 </text:p>
          </table:table-cell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Early, Robert. A grammar of Lewo, Vanuatu. Thesis, Australian National University, 1994. </text:p>
          </table:table-cell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 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 </text:p>
          </table:table-cell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table:number-columns-repeated="1012"/>
        </table:table-row>
        <table:table-row table:style-name="ro1" table:number-rows-repeated="10480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10:53:14.0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11-13T20:26:04.989000000</dc:date>
    <meta:editing-cycles>568</meta:editing-cycles>
    <meta:editing-duration>P46DT13H10M21S</meta:editing-duration>
    <meta:document-statistic meta:table-count="1" meta:cell-count="4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